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Deserializer.setValue( Object object ,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erializer.setFieldValue( Field field , Object object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eldDeserializer.setValue( Object object ,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erializer.degradeValueAssignment( Field field , Method getMethod , Object object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ieldDeserializer.setValue( Object object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erializer.setWrappedValue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erializer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erializer.setValue( Object object , Object value )</text:p>
          </table:table-cell>
          <table:table-cell office:value-type="float" office:value="57">
            <text:p text:style-name="Table_20_Contents">57</text:p>
          </table:table-cell>
          <table:table-cell office:value-type="float" office:value="52">
            <text:p text:style-name="Table_20_Contents">52</text:p>
          </table:table-cell>
          <table:table-cell office:value-type="float" office:value="147">
            <text:p text:style-name="Table_20_Contents">147</text:p>
          </table:table-cell>
        </table:table-row>
        <table:table-row>
          <table:table-cell office:value-type="string">
            <text:p text:style-name="Table_20_Contents">FieldDeserializer.getOwn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erializer.setValue( Object object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erializer.FieldDeserializer( Class &lt; ? &gt; clazz , FieldInfo fiel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